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style:vertical-align="auto" fo:margin-top="0.0694in" fo:margin-bottom="0.0694in" fo:line-height="100%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22" style:parent-style-name="DefaultParagraphFont" style:family="text">
      <style:text-properties style:font-name="Helvetica" fo:color="#777777" fo:font-size="10.5pt" style:font-size-asian="10.5pt" style:font-size-complex="10.5pt"/>
    </style:style>
    <style:style style:name="T23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T24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T25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style:vertical-align="auto" fo:margin-top="0.0694in" fo:margin-bottom="0.0694in" fo:line-height="100%" fo:margin-left="0in">
        <style:tab-stops>
          <style:tab-stop style:type="left" style:position="0.5in"/>
        </style:tab-stops>
      </style:paragraph-properties>
      <style:text-properties fo:hyphenate="true"/>
    </style:style>
    <style:style style:name="T40" style:parent-style-name="DefaultParagraphFont" style:family="text">
      <style:text-properties style:font-name="Helvetica" fo:font-size="10.5pt" style:font-size-asian="10.5pt" style:font-size-complex="10.5pt"/>
    </style:style>
    <style:style style:name="T41" style:parent-style-name="Hyperlink" style:family="text">
      <style:text-properties style:font-name="Helvetica" fo:color="#3399CC" fo:font-size="10.5pt" style:font-size-asian="10.5pt" style:font-size-complex="10.5pt" style:text-underline-type="none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6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list text:style-name="LFO3" text:continue-numbering="true">
              <text:list-item>
                <text:p text:style-name="P21">Corren (PATHWAY)<text:line-break/>N Engl J Med. 2017 PMID:<text:span text:style-name="T22"> </text:span><text:a xlink:href="http://pubmed.gov/28877011" office:target-frame-name="_top" xlink:show="replace"><text:span text:style-name="T23">28877</text:span><text:bookmark-start text:name="_Hlt76817151"/><text:bookmark-start text:name="_Hlt76817152"/><text:span text:style-name="T24">0</text:span><text:bookmark-end text:name="_Hlt76817151"/><text:bookmark-end text:name="_Hlt76817152"/><text:span text:style-name="T25">11</text:span></text:a></text:p>
              </text:list-item>
            </text:list>
            <text:p text:style-name="P26"><text:a xlink:href="https://www.clinicaltrials.gov/ct2/history/NCT02054130" office:target-frame-name="_top" xlink:show="replace"><text:span text:style-name="Hyperlink">NCT02054130</text:span></text:a></text:p>
          </table:table-cell>
          <table:table-cell table:style-name="TableCell27">
            <text:p text:style-name="P28">275 subjects with severe asthma<text:s/><text:line-break/>•<text:s/>Blood eosinophil count 380<text:s/>cells/μl</text:p>
            <text:p text:style-name="P29">•<text:s/>Prebronchodilator FEV1<text:s/>1.82 liters/minute</text:p>
          </table:table-cell>
          <table:table-cell table:style-name="TableCell30">
            <text:p text:style-name="P31">Tezepelumab<text:s/>210 mg subcutaneously every 4 weeks.</text:p>
          </table:table-cell>
          <table:table-cell table:style-name="TableCell32">
            <text:p text:style-name="P33">Placebo<text:s/></text:p>
          </table:table-cell>
          <table:table-cell table:style-name="TableCell34">
            <text:p text:style-name="P35">Primary:<text:line-break/>• Relative reduction of annualized rate of asthma exacerbations (ARAE) that required emergency care or hospitalization</text:p>
            <text:p text:style-name="P36">Secondary:<text:line-break/>• Others</text:p>
          </table:table-cell>
        </table:table-row>
        <table:table-row table:style-name="TableRow37">
          <table:table-cell table:style-name="TableCell38">
            <text:list text:style-name="LFO4" text:continue-numbering="true">
              <text:list-item>
                <text:p text:style-name="P39">Menzies-Gow<text:s/><text:line-break/>(NAVIGATOR).<text:s/><text:line-break/>N Engl J Med. 2021 PMID:<text:span text:style-name="T40"> </text:span><text:a xlink:href="http://pubmed.gov/33979488" office:target-frame-name="_top" xlink:show="replace"><text:span text:style-name="T41">33979488</text:span></text:a></text:p>
              </text:list-item>
            </text:list>
            <text:p text:style-name="P42"><text:a xlink:href="https://www.clinicaltrials.gov/ct2/history/NCT03347279" office:target-frame-name="_top" xlink:show="replace"><text:span text:style-name="Hyperlink">NCT03347279</text:span></text:a></text:p>
          </table:table-cell>
          <table:table-cell table:style-name="TableCell43">
            <text:p text:style-name="P44">1061subjects<text:s/>with<text:s/>severe asthma<text:s/><text:line-break/>•<text:s/>Blood eosinophil count 327<text:s/>cells/μl</text:p>
            <text:p text:style-name="P45">•<text:s/>Prebronchodilator FEV1<text:s/>62% of predicted</text:p>
          </table:table-cell>
          <table:table-cell table:style-name="TableCell46">
            <text:p text:style-name="P47">Tezepelumab<text:s/>210 mg subcutaneously every 4 weeks.</text:p>
          </table:table-cell>
          <table:table-cell table:style-name="TableCell48">
            <text:p text:style-name="P49">Placebo<text:s/></text:p>
          </table:table-cell>
          <table:table-cell table:style-name="TableCell50">
            <text:p text:style-name="P51">Primary:<text:line-break/>• Relative reduction of annualized rate of asthma exacerbations (ARAE) that required emergency care or hospitalization</text:p>
            <text:p text:style-name="P52">Secondary:<text:line-break/>• Others</text:p>
          </table:table-cell>
        </table:table-row>
        <table:table-row table:style-name="TableRow53">
          <table:table-cell table:style-name="TableCell54">
            <text:p text:style-name="P55">Trial</text:p>
          </table:table-cell>
          <table:table-cell table:style-name="TableCell56">
            <text:p text:style-name="P57">Patients</text:p>
          </table:table-cell>
          <table:table-cell table:style-name="TableCell58">
            <text:p text:style-name="P59">Intervention</text:p>
          </table:table-cell>
          <table:table-cell table:style-name="TableCell60">
            <text:p text:style-name="P61">Comparison</text:p>
          </table:table-cell>
          <table:table-cell table:style-name="TableCell62">
            <text:p text:style-name="P63">Outco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21-07-10T20:21:00Z</dc:date>
    <meta:template xlink:href="Normal.dotm" xlink:type="simple"/>
    <meta:editing-cycles>11</meta:editing-cycles>
    <meta:editing-duration>PT1920S</meta:editing-duration>
    <meta:document-statistic meta:page-count="1" meta:paragraph-count="2" meta:word-count="169" meta:character-count="1135" meta:row-count="8" meta:non-whitespace-character-count="968"/>
  </office:meta>
</office:document-meta>
</file>